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717in"/>
    </style:style>
    <style:style style:name="co3" style:family="table-column">
      <style:table-column-properties fo:break-before="auto" style:column-width="0.5571in"/>
    </style:style>
    <style:style style:name="co4" style:family="table-column">
      <style:table-column-properties fo:break-before="auto" style:column-width="2.64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0"/>
    <style:style style:name="ce5" style:family="table-cell" style:parent-style-name="Default">
      <style:table-cell-properties fo:background-color="#00a933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3" table:default-cell-style-name="ce3"/>
        <table:table-column table:style-name="co3" table:default-cell-style-name="ce3"/>
        <table:table-column table:style-name="co1" table:number-columns-repeated="2" table:default-cell-style-name="ce3"/>
        <table:table-column table:style-name="co1" table:number-columns-repeated="2" table:default-cell-style-name="ce5"/>
        <table:table-column table:style-name="co4" table:default-cell-style-name="Default"/>
        <table:table-row table:style-name="ro1">
          <table:table-cell table:style-name="ce1" office:value-type="string" calcext:value-type="string">
            <text:p>tile_id</text:p>
          </table:table-cell>
          <table:table-cell table:style-name="ce1" office:value-type="string" calcext:value-type="string">
            <text:p>Atlas X</text:p>
          </table:table-cell>
          <table:table-cell table:style-name="ce1" office:value-type="string" calcext:value-type="string">
            <text:p>Atlas 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Bitmask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Height</text:p>
          </table:table-cell>
          <table:table-cell table:style-name="Default" office:value-type="string" calcext:value-type="string">
            <text:p>X Origin</text:p>
          </table:table-cell>
          <table:table-cell table:style-name="Default" office:value-type="string" calcext:value-type="string">
            <text:p>Y Origin</text:p>
          </table:table-cell>
          <table:table-cell table:style-name="ce1" office:value-type="string" calcext:value-type="string">
            <text:p>Shading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ghtly shade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erved_1</text:p>
          </table:table-cell>
          <table:table-cell office:value-type="float" office:value="-1" calcext:value-type="float">
            <text:p>-1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ghtly shaded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erved_2</text:p>
          </table:table-cell>
          <table:table-cell office:value-type="float" office:value="-1" calcext:value-type="float">
            <text:p>-1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ghtly shaded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erved_3</text:p>
          </table:table-cell>
          <table:table-cell office:value-type="float" office:value="-1" calcext:value-type="float">
            <text:p>-1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ghtly shad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4 W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string" calcext:value-type="string">
            <text:p>unshaded left / lightly shaded righ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5 S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string" calcext:value-type="string">
            <text:p>lightly shaded top / unshaded botto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6 E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string" calcext:value-type="string">
            <text:p>lightly shaded left / heavily shaded righ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 N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string" calcext:value-type="string">
            <text:p>heavily shaded top / lightly shaded botto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 NW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hade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 SW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hade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 SE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heavily shade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 NE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string" calcext:value-type="string">
            <text:p>heavily shade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NWS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ghtly shaded left / unshaded righ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 WSE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haded top / lightly shaded bottom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 SEN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avily shaded left / lightly shaded righ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5 ENW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ghtly shaded top / heavily shaded bottom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S+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string" calcext:value-type="string">
            <text:p>unshade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 W+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string" calcext:value-type="string">
            <text:p>unshade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 N+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string" calcext:value-type="string">
            <text:p>heavily shade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 E+</text:p>
          </table:table-cell>
          <table:table-cell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string" calcext:value-type="string">
            <text:p>heavily shade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 NS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string" calcext:value-type="string">
            <text:p>heavily shaded top / unshaded bottom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EW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string" calcext:value-type="string">
            <text:p>unshaded left / heavily shaded righ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7-24T20:05:52.326000000</dc:date>
    <meta:editing-duration>PT8H54M16S</meta:editing-duration>
    <meta:editing-cycles>20</meta:editing-cycles>
    <meta:generator>LibreOffice/7.1.4.2$Windows_X86_64 LibreOffice_project/a529a4fab45b75fefc5b6226684193eb000654f6</meta:generator>
    <meta:document-statistic meta:table-count="1" meta:cell-count="230" meta:object-count="0"/>
  </office:meta>
</office:document-meta>
</file>